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adornments="Fett Kursiv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1b30" officeooo:paragraph-rsid="001f1b30"/>
    </style:style>
    <style:style style:name="T1" style:family="text">
      <style:text-properties officeooo:rsid="00217acd"/>
    </style:style>
    <style:style style:name="T2" style:family="text">
      <style:text-properties officeooo:rsid="002679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BoldItalicCapsEmbossedStrike">ParaStyle with BoldItalicCapsEmbossedStrike and <text:span text:style-name="BoldItalicCapsEmbossedStrike">CharStyle BoldItalicCapsEmbossedStrike</text:span></text:p>
      <text:p text:style-name="SmallcapsImprint">Par<text:span text:style-name="T1">aStyle</text:span> SmallcapsImprint and <text:span text:style-name="SmallcapsImprint">CharStyle SmallcapsImprint</text:span></text:p>
      <text:p text:style-name="AllCaps">Parastyle with AllCaps And <text:span text:style-name="AllCaps">CharStyle AllCaps</text:span></text:p>
      <text:p text:style-name="P1">Hidden:</text:p>
      <text:p text:style-name="Hidden">Parastyle Hidden chars and <text:span text:style-name="Hidden">CharStyle Hidden</text:span></text:p>
      <text:p text:style-name="P1"/>
      <text:p text:style-name="OutlineShadow">Para<text:span text:style-name="T1">Style</text:span> OutlineShadow and CharStyle <text:span text:style-name="OutlineShadow">OutlineShadow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adornments="Fett Kursiv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oldItalicCapsEmbossedStrike" style:family="paragraph" style:parent-style-name="Standard">
      <style:text-properties fo:text-transform="uppercase" style:text-line-through-style="solid" style:text-line-through-type="single" fo:font-style="italic" fo:font-weight="bold" style:font-name-complex="Lucida Sans Unicode" style:font-family-complex="'Lucida Sans Unicode'" style:font-style-name-complex="Fett Kursiv" style:font-family-generic-complex="swiss" style:font-pitch-complex="variable" style:font-style-complex="italic" style:font-weight-complex="bold" style:font-relief="embossed"/>
    </style:style>
    <style:style style:name="SmallcapsImprint" style:family="paragraph" style:parent-style-name="Standard">
      <style:text-properties fo:font-variant="small-caps" style:font-relief="engraved"/>
    </style:style>
    <style:style style:name="Hidden" style:family="paragraph" style:parent-style-name="Standard">
      <style:text-properties text:display="none"/>
    </style:style>
    <style:style style:name="OutlineShadow" style:family="paragraph" style:parent-style-name="Standard">
      <style:text-properties style:text-outline="true" fo:text-shadow="1pt 1pt"/>
    </style:style>
    <style:style style:name="AllCaps" style:family="paragraph" style:parent-style-name="Standard">
      <style:text-properties fo:text-transform="uppercase"/>
    </style:style>
    <style:style style:name="BoldItalicCapsEmbossedStrike" style:family="text">
      <style:text-properties fo:text-transform="uppercase" style:text-line-through-style="solid" style:text-line-through-type="single" fo:font-style="italic" fo:font-weight="bold" style:font-name-complex="Lucida Sans Unicode" style:font-family-complex="'Lucida Sans Unicode'" style:font-style-name-complex="Fett Kursiv" style:font-family-generic-complex="swiss" style:font-pitch-complex="variable" style:font-style-complex="italic" style:font-weight-complex="bold" style:font-relief="embossed"/>
    </style:style>
    <style:style style:name="SmallcapsImprint" style:family="text">
      <style:text-properties fo:font-variant="small-caps" style:font-relief="engraved"/>
    </style:style>
    <style:style style:name="Hidden" style:family="text">
      <style:text-properties text:display="none"/>
    </style:style>
    <style:style style:name="OutlineShadow" style:family="text">
      <style:text-properties style:text-outline="true" fo:text-shadow="1pt 1pt"/>
    </style:style>
    <style:style style:name="AllCaps" style:family="text">
      <style:text-properties fo:text-transform="upperca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11:10:46.692000000</meta:creation-date>
    <dc:date>2023-12-05T08:11:02.633000000</dc:date>
    <meta:editing-duration>PT17M45S</meta:editing-duration>
    <meta:editing-cycles>6</meta:editing-cycles>
    <meta:generator>LibreOfficeDev/24.2.0.0.alpha1$Windows_X86_64 LibreOffice_project/3bc5f0a38ac1708817d3e61a74fa40a22c099664</meta:generator>
    <meta:document-statistic meta:table-count="0" meta:image-count="0" meta:object-count="0" meta:page-count="1" meta:paragraph-count="5" meta:word-count="23" meta:character-count="245" meta:non-whitespace-character-count="227"/>
  </office:meta>
</office:document-meta>
</file>